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EventInfo.PageLabelEventInfo( final CompositeLayout l , final Item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LinkService.prepareLayout( ProfileManagerAspectContext context , Layout root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abelLinkService.prepareCopletDefinitions( ProfileManagerAspectContext context , Collection copletDefin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LinkService.setPageLabelRequestParameter( String pageLabelRequest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LinkService.prepareCopletTypes( ProfileManagerAspectContext context , Collection cople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LinkService.process( RequestProcessorAspec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geLabelLinkService.populate( PortalService service , CompositeLayout layout , Map map , String name , List parentEven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geLabelEventInfo.createEvent(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LinkService.prepareCopletInstances( ProfileManagerAspectContext context , Collection copletInsta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LinkService.createUrl( List events , List parameterDescriptions , Boolean secu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